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090277"/>
    </style:style>
    <style:style style:name="P2" style:family="paragraph" style:parent-style-name="Preformatted_20_Text">
      <style:text-properties officeooo:rsid="0018be7b" officeooo:paragraph-rsid="0018be7b"/>
    </style:style>
    <style:style style:name="P3" style:family="paragraph" style:parent-style-name="Preformatted_20_Text">
      <style:text-properties officeooo:rsid="00199850" officeooo:paragraph-rsid="00199850"/>
    </style:style>
    <style:style style:name="P4" style:family="paragraph" style:parent-style-name="Text_20_body">
      <style:text-properties officeooo:rsid="001b807b" officeooo:paragraph-rsid="001b807b"/>
    </style:style>
    <style:style style:name="P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paragraph-rsid="0021dcd0"/>
    </style:style>
    <style:style style:name="P7" style:family="paragraph" style:parent-style-name="Text_20_body">
      <style:text-properties officeooo:rsid="001b807b" officeooo:paragraph-rsid="001b807b"/>
    </style:style>
    <style:style style:name="P8" style:family="paragraph" style:parent-style-name="Text_20_body">
      <style:text-properties officeooo:rsid="001b807b" officeooo:paragraph-rsid="002544cf"/>
    </style:style>
    <style:style style:name="P9" style:family="paragraph" style:parent-style-name="Text_20_body">
      <style:text-properties officeooo:paragraph-rsid="001bfaaf"/>
    </style:style>
    <style:style style:name="P10" style:family="paragraph" style:parent-style-name="Text_20_body">
      <style:text-properties officeooo:rsid="0023fded" officeooo:paragraph-rsid="0023fded"/>
    </style:style>
    <style:style style:name="P11" style:family="paragraph" style:parent-style-name="Text_20_body">
      <style:text-properties fo:color="#f10d0c" loext:opacity="100%" style:font-name="DejaVu Sans Mono" fo:font-size="10pt" fo:font-style="normal" officeooo:rsid="001b807b" officeooo:paragraph-rsid="0021dcd0" style:font-size-asian="10pt" style:font-style-asian="normal" style:font-size-complex="10pt" style:font-style-complex="normal"/>
    </style:style>
    <style:style style:name="P12" style:family="paragraph" style:parent-style-name="Text_20_body">
      <style:text-properties officeooo:paragraph-rsid="0023fded"/>
    </style:style>
    <style:style style:name="P13" style:family="paragraph" style:parent-style-name="Text_20_body">
      <style:text-properties style:font-name="DejaVu Sans Mono" fo:font-size="10pt" fo:font-style="normal" officeooo:rsid="001b807b" officeooo:paragraph-rsid="0023fded" style:font-size-asian="10pt" style:font-style-asian="normal" style:font-size-complex="10pt" style:font-style-complex="normal"/>
    </style:style>
    <style:style style:name="P14" style:family="paragraph" style:parent-style-name="Text_20_body">
      <style:text-properties style:font-name="DejaVu Sans Mono" fo:font-size="10pt" fo:font-style="normal" officeooo:rsid="0023fded" officeooo:paragraph-rsid="0023fded" style:font-size-asian="10pt" style:font-style-asian="normal" style:font-size-complex="10pt" style:font-style-complex="normal"/>
    </style:style>
    <style:style style:name="P15" style:family="paragraph" style:parent-style-name="Text_20_body">
      <style:text-properties style:font-name="DejaVu Sans Mono" fo:font-size="10pt" fo:font-style="normal" officeooo:paragraph-rsid="0023fded" style:font-size-asian="10pt" style:font-style-asian="normal" style:font-size-complex="10pt" style:font-style-complex="normal"/>
    </style:style>
    <style:style style:name="T1" style:family="text">
      <style:text-properties officeooo:rsid="00090277"/>
    </style:style>
    <style:style style:name="T2" style:family="text">
      <style:text-properties fo:font-style="italic" officeooo:rsid="0018205c" style:font-style-asian="italic" style:font-style-complex="italic"/>
    </style:style>
    <style:style style:name="T3" style:family="text">
      <style:text-properties fo:font-style="italic" officeooo:rsid="002544cf" style:font-style-asian="italic" style:font-style-complex="italic"/>
    </style:style>
    <style:style style:name="T4" style:family="text">
      <style:text-properties officeooo:rsid="0017b712"/>
    </style:style>
    <style:style style:name="T5" style:family="text">
      <style:text-properties officeooo:rsid="0018205c"/>
    </style:style>
    <style:style style:name="T6" style:family="text">
      <style:text-properties officeooo:rsid="001d4667"/>
    </style:style>
    <style:style style:name="T7" style:family="text">
      <style:text-properties officeooo:rsid="001eb78d"/>
    </style:style>
    <style:style style:name="T8" style:family="text">
      <style:text-properties fo:color="#f10d0c" loext:opacity="100%"/>
    </style:style>
    <style:style style:name="T9" style:family="text">
      <style:text-properties fo:color="#f10d0c" loext:opacity="100%" fo:font-style="italic" style:font-style-asian="italic" style:font-style-complex="italic"/>
    </style:style>
    <style:style style:name="T10" style:family="text">
      <style:text-properties fo:color="#f10d0c" loext:opacity="100%" fo:font-style="italic" officeooo:rsid="001eb78d" style:font-style-asian="italic" style:font-style-complex="italic"/>
    </style:style>
    <style:style style:name="T11" style:family="text">
      <style:text-properties fo:color="#f10d0c" loext:opacity="100%" fo:font-style="italic" officeooo:rsid="001b807b" style:font-style-asian="italic" style:font-style-complex="italic"/>
    </style:style>
    <style:style style:name="T12" style:family="text">
      <style:text-properties fo:color="#f10d0c" loext:opacity="100%" fo:font-style="normal" style:font-style-asian="normal" style:font-style-complex="normal"/>
    </style:style>
    <style:style style:name="T13" style:family="text">
      <style:text-properties fo:color="#f10d0c" loext:opacity="100%" fo:font-style="normal" officeooo:rsid="001eb78d" style:font-style-asian="normal" style:font-style-complex="normal"/>
    </style:style>
    <style:style style:name="T14" style:family="text">
      <style:text-properties fo:color="#f10d0c" loext:opacity="100%" fo:font-style="normal" officeooo:rsid="001b807b" style:font-style-asian="normal" style:font-style-complex="normal"/>
    </style:style>
    <style:style style:name="T15" style:family="text">
      <style:text-properties fo:color="#f10d0c" loext:opacity="100%" officeooo:rsid="001eb78d"/>
    </style:style>
    <style:style style:name="T16" style:family="text">
      <style:text-properties fo:color="#f10d0c" loext:opacity="100%" fo:background-color="#ffffff" loext:char-shading-value="0"/>
    </style:style>
    <style:style style:name="T17" style:family="text">
      <style:text-properties fo:color="#f10d0c" loext:opacity="100%" officeooo:rsid="0023fded"/>
    </style:style>
    <style:style style:name="T18" style:family="text">
      <style:text-properties fo:color="#f10d0c" loext:opacity="100%" officeooo:rsid="001b807b"/>
    </style:style>
    <style:style style:name="T19" style:family="text">
      <style:text-properties fo:color="#f10d0c" loext:opacity="100%" style:font-name="DejaVu Sans Mono" fo:font-style="normal" style:font-style-asian="normal" style:font-style-complex="normal"/>
    </style:style>
    <style:style style:name="T20" style:family="text">
      <style:text-properties fo:color="#f10d0c" loext:opacity="100%" style:font-name="DejaVu Sans Mono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21" style:family="text">
      <style:text-properties fo:color="#f10d0c" loext:opacity="100%" style:font-name="DejaVu Sans Mono" fo:font-style="italic" style:font-style-asian="italic" style:font-style-complex="italic"/>
    </style:style>
    <style:style style:name="T22" style:family="text">
      <style:text-properties officeooo:rsid="0021dcd0"/>
    </style:style>
    <style:style style:name="T23" style:family="text">
      <style:text-properties officeooo:rsid="001b807b"/>
    </style:style>
    <style:style style:name="T24" style:family="text">
      <style:text-properties officeooo:rsid="0022eae3"/>
    </style:style>
    <style:style style:name="T25" style:family="text">
      <style:text-properties officeooo:rsid="0023fded"/>
    </style:style>
    <style:style style:name="T26" style:family="text">
      <style:text-properties officeooo:rsid="002544c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</text:span>ucomms <text:span text:style-name="T4">building</text:span> guid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"><text:a xlink:type="simple" xlink:href="#__RefHeading___Toc30_1240435032" text:style-name="Index_20_Link" text:visited-style-name="Index_20_Link">Building the kucomms project<text:tab/>1</text:a></text:p>
          <text:p text:style-name="P5"><text:a xlink:type="simple" xlink:href="#__RefHeading___Toc32_1240435032" text:style-name="Index_20_Link" text:visited-style-name="Index_20_Link">Building the examples<text:tab/>1</text:a></text:p>
          <text:p text:style-name="P5"><text:a xlink:type="simple" xlink:href="#__RefHeading___Toc36_1240435032" text:style-name="Index_20_Link" text:visited-style-name="Index_20_Link">Running the longtest example<text:tab/>1</text:a></text:p>
          <text:p text:style-name="P5"><text:a xlink:type="simple" xlink:href="#__RefHeading___Toc34_1240435032" text:style-name="Index_20_Link" text:visited-style-name="Index_20_Link">Building your own project<text:tab/>2</text:a></text:p>
        </text:index-body>
      </text:table-of-content>
      <text:h text:style-name="Heading_20_1" text:outline-level="1"><text:bookmark-start text:name="__RefHeading___Toc30_1240435032"/>Building the kucomms project<text:bookmark-end text:name="__RefHeading___Toc30_1240435032"/></text:h>
      <text:p text:style-name="P2">In order to build the kucomms project you will to install some dependencies.</text:p>
      <text:p text:style-name="P2">It will be necessary to install the packages needed to compile a kernel module for your platform, on the Fedora platform the package is called <text:span text:style-name="T2">kernel-devel</text:span><text:span text:style-name="T5">.</text:span></text:p>
      <text:p text:style-name="P2">It will be necessary to install the gcc-c++ compiler and also the standard c++ library libstdc++.</text:p>
      <text:p text:style-name="P2">To build the kucomms project, change to the top level kucomms directory and type <text:span text:style-name="T19">make</text:span>.</text:p>
      <text:p text:style-name="P3">During the build process, the kucomms kernel module will be built and the kucomms userspace library will be built.</text:p>
      <text:p text:style-name="P3">The next step is to type <text:span text:style-name="T19">sudo</text:span><text:span text:style-name="T21"> </text:span><text:span text:style-name="T19">make</text:span><text:span text:style-name="T21"> </text:span><text:span text:style-name="T19">install</text:span>. This step will install the userspace library and header files onto the host machine.</text:p>
      <text:p text:style-name="P3">The final step is to type <text:span text:style-name="T12">sudo</text:span><text:span text:style-name="T9"> </text:span><text:span text:style-name="T12">make</text:span><text:span text:style-name="T9"> </text:span><text:span text:style-name="T12">depmod</text:span>. This step will install the kernel module into the correct location on the host machine.</text:p>
      <text:h text:style-name="Heading_20_1" text:outline-level="1"><text:bookmark-start text:name="__RefHeading___Toc32_1240435032"/>Building the examples<text:bookmark-end text:name="__RefHeading___Toc32_1240435032"/></text:h>
      <text:p text:style-name="P4">In order to build the examples it is necessary to first perform the <text:span text:style-name="T12">make</text:span> and <text:span text:style-name="T12">sudo</text:span><text:span text:style-name="T9"> </text:span><text:span text:style-name="T12">make</text:span><text:span text:style-name="T9"> </text:span><text:span text:style-name="T12">install</text:span> steps mentioned above.</text:p>
      <text:p text:style-name="P4">In order to build the examples type <text:span text:style-name="T12">make</text:span><text:span text:style-name="T9"> </text:span><text:span text:style-name="T12">examples</text:span>.</text:p>
      <text:h text:style-name="P6" text:outline-level="1"><text:bookmark-start text:name="__RefHeading___Toc36_1240435032"/>Running <text:span text:style-name="T22">the </text:span><text:span text:style-name="T24">longtest </text:span><text:span text:style-name="T22">example</text:span><text:bookmark-end text:name="__RefHeading___Toc36_1240435032"/></text:h>
      <text:p text:style-name="P8">In order to <text:span text:style-name="T7">run</text:span> <text:span text:style-name="T22">the </text:span><text:span text:style-name="T24">longtest </text:span><text:span text:style-name="T22">example</text:span> it is necessary to <text:span text:style-name="T26">first build the examples as mentioned above. The next step is to type</text:span><text:span text:style-name="T7"> </text:span><text:span text:style-name="T13">sudo</text:span><text:span text:style-name="T10"> </text:span><text:span text:style-name="T13">make</text:span><text:span text:style-name="T10"> </text:span><text:span text:style-name="T13">depmod</text:span><text:span text:style-name="T7"> </text:span><text:span text:style-name="T22">in the top level kucomms directory</text:span> <text:span text:style-name="T26">as mentioned above.</text:span></text:p>
      <text:p text:style-name="P10"><text:span text:style-name="T26">Follow these steps to run the </text:span><text:span text:style-name="T3">kucomms_lib_longtest</text:span><text:span text:style-name="T26"> userspace application</text:span> : </text:p>
      <text:p text:style-name="P11"><text:span text:style-name="T25">cd </text:span>kucomms/doc/examples/kernel-modules/kucomms_longtest</text:p>
      <text:p text:style-name="P13"><text:span text:style-name="T15">sudo make depmod</text:span></text:p>
      <text:p text:style-name="P14"><text:span text:style-name="T15">m</text:span><text:span text:style-name="T8">odprobe kucomms</text:span></text:p>
      <text:p text:style-name="P14"><text:span text:style-name="T16">echo kucomms_longtest &gt; /sys/devices/virtual/kucomms/kucomms/create_device</text:span></text:p>
      <text:p text:style-name="P14"><text:span text:style-name="T8">modprobe kucomms_longtest</text:span></text:p>
      <text:p text:style-name="P15"><text:span text:style-name="T17">cd </text:span><text:span text:style-name="T18">kucomms/doc/examples/</text:span><text:span text:style-name="T17">userspace</text:span><text:span text:style-name="T18">/kucomms_longtest</text:span></text:p>
      <text:p text:style-name="P12"><text:span text:style-name="T20">./kucomms_lib_longtest /dev/kucomms_longtest</text:span></text:p>
      <text:h text:style-name="Heading_20_1" text:outline-level="1" text:is-list-header="true"><text:bookmark-start text:name="__RefHeading___Toc34_1240435032"/><text:soft-page-break/>Building your own project<text:bookmark-end text:name="__RefHeading___Toc34_1240435032"/></text:h>
      <text:p text:style-name="P9"><text:span text:style-name="T23">In order to build </text:span><text:span text:style-name="T6">your own project</text:span><text:span text:style-name="T23"> it is necessary to first perform the </text:span><text:span text:style-name="T14">make</text:span><text:span text:style-name="T23"> and </text:span><text:span text:style-name="T14">sudo</text:span><text:span text:style-name="T11"> </text:span><text:span text:style-name="T14">make</text:span><text:span text:style-name="T11"> </text:span><text:span text:style-name="T14">install</text:span><text:span text:style-name="T23"> steps mentioned abov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01:02:52.994978001</meta:creation-date>
    <dc:date>2024-01-22T04:12:38.563472862</dc:date>
    <meta:editing-duration>PT2H34M1S</meta:editing-duration>
    <meta:editing-cycles>28</meta:editing-cycles>
    <meta:generator>LibreOffice/7.6.4.1$Linux_X86_64 LibreOffice_project/60$Build-1</meta:generator>
    <meta:document-statistic meta:table-count="0" meta:image-count="0" meta:object-count="0" meta:page-count="2" meta:paragraph-count="29" meta:word-count="291" meta:character-count="1879" meta:non-whitespace-character-count="1616"/>
  </office:meta>
</office:document-meta>
</file>